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cm" fo:min-width="17.7cm"/>
    </style:style>
    <style:style style:name="gr2" style:family="graphic" style:parent-style-name="standard">
      <style:graphic-properties draw:stroke="none" draw:fill="solid" draw:fill-color="#ffe295" draw:opacity="50%" draw:textarea-horizontal-align="justify" draw:textarea-vertical-align="middle" draw:auto-grow-height="false" fo:min-height="6.95cm" fo:min-width="9.4cm" draw:shadow-opacity="50%"/>
    </style:style>
    <style:style style:name="gr3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5.25cm" fo:min-width="5.7cm"/>
    </style:style>
    <style:style style:name="gr4" style:family="graphic" style:parent-style-name="standard">
      <style:graphic-properties draw:stroke="none" draw:fill="solid" draw:fill-color="#477ec0" draw:opacity="50%" draw:textarea-horizontal-align="justify" draw:textarea-vertical-align="middle" draw:auto-grow-height="false" fo:min-height="6.55cm" fo:min-width="17.7cm" draw:shadow-opacity="50%"/>
    </style:style>
    <style:style style:name="gr5" style:family="graphic" style:parent-style-name="standard">
      <style:graphic-properties draw:stroke="none" draw:fill="solid" draw:fill-color="#d2232a" draw:opacity="50%" draw:textarea-horizontal-align="justify" draw:textarea-vertical-align="middle" draw:auto-grow-height="false" fo:min-height="17.45cm" fo:min-width="2.4cm" draw:shadow-opacity="50%"/>
    </style:style>
    <style:style style:name="gr6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9" style:family="graphic" style:parent-style-name="standard">
      <style:graphic-properties svg:stroke-width="0.03cm" svg:stroke-color="#000000" draw:marker-start-width="0.25cm" draw:marker-end-width="0.25cm" draw:fill="none" draw:textarea-horizontal-align="justify" draw:textarea-vertical-align="middle" draw:auto-grow-height="false" fo:min-height="1.72cm" fo:min-width="1.345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1.8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6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1.53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2.802cm"/>
      <style:paragraph-properties style:writing-mode="lr-tb"/>
    </style:style>
    <style:style style:name="gr22" style:family="graphic" style:parent-style-name="objectwithoutfill">
      <style:graphic-properties draw:fill="solid" draw:textarea-vertical-align="middle"/>
    </style:style>
    <style:style style:name="gr23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3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4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.02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30" style:family="graphic" style:parent-style-name="standard">
      <style:graphic-properties draw:stroke="none" draw:fill="solid" draw:fill-color="#477ec0" draw:textarea-horizontal-align="justify" draw:textarea-vertical-align="middle" draw:auto-grow-height="false" fo:min-height="0.35cm" fo:min-width="0.2cm"/>
    </style:style>
    <style:style style:name="gr31" style:family="graphic" style:parent-style-name="standard">
      <style:graphic-properties draw:stroke="none" draw:fill="solid" draw:fill-color="#ffe295" draw:textarea-horizontal-align="justify" draw:textarea-vertical-align="middle" draw:auto-grow-height="false" fo:min-height="0.35cm" fo:min-width="0.2cm"/>
    </style:style>
    <style:style style:name="gr32" style:family="graphic" style:parent-style-name="standard">
      <style:graphic-properties draw:stroke="none" draw:fill="solid" draw:fill-color="#ffcb04" draw:textarea-horizontal-align="justify" draw:textarea-vertical-align="middle" draw:auto-grow-height="false" fo:min-height="0.35cm" fo:min-width="0.2cm"/>
    </style:style>
    <style:style style:name="gr33" style:family="graphic" style:parent-style-name="standard">
      <style:graphic-properties draw:stroke="none" draw:fill="solid" draw:fill-color="#41ad03" draw:textarea-horizontal-align="justify" draw:textarea-vertical-align="middle" draw:auto-grow-height="false" fo:min-height="0.35cm" fo:min-width="0.2cm"/>
    </style:style>
    <style:style style:name="gr34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e295" draw:opacity="50%"/>
      <style:paragraph-properties fo:text-align="center"/>
      <style:text-properties fo:font-size="22pt"/>
    </style:style>
    <style:style style:name="P3" style:family="paragraph">
      <loext:graphic-properties draw:fill="solid" draw:fill-color="#ffcb04"/>
      <style:paragraph-properties fo:text-align="center"/>
    </style:style>
    <style:style style:name="P4" style:family="paragraph">
      <loext:graphic-properties draw:fill="solid" draw:fill-color="#477ec0" draw:opacity="50%"/>
      <style:paragraph-properties fo:text-align="center"/>
      <style:text-properties fo:font-size="22pt"/>
    </style:style>
    <style:style style:name="P5" style:family="paragraph">
      <loext:graphic-properties draw:fill="solid" draw:fill-color="#d2232a" draw:opacity="50%"/>
      <style:paragraph-properties fo:text-align="center"/>
      <style:text-properties fo:font-size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32pt" style:font-size-asian="32pt" style:font-size-complex="32pt"/>
    </style:style>
    <style:style style:name="P10" style:family="paragraph">
      <loext:graphic-properties draw:fill="solid"/>
      <style:paragraph-properties fo:text-align="center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solid" draw:fill-color="#477ec0"/>
      <style:paragraph-properties fo:text-align="center"/>
    </style:style>
    <style:style style:name="P13" style:family="paragraph">
      <loext:graphic-properties draw:fill="solid" draw:fill-color="#ffe295"/>
      <style:paragraph-properties fo:text-align="center"/>
    </style:style>
    <style:style style:name="P14" style:family="paragraph">
      <loext:graphic-properties draw:fill="solid" draw:fill-color="#41ad03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-33% 58%" fo:font-size="32pt" style:font-size-asian="32pt" style:font-size-complex="32pt"/>
    </style:style>
    <style:style style:name="T3" style:family="text">
      <style:text-properties style:text-position="-33% 58%" style:font-name="Liberation Sans" fo:font-size="32pt" style:font-name-asian="Liberation Sans" style:font-size-asian="32pt" style:font-name-complex="Liberation Sans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normal" style:letter-kerning="true" style:font-name-asian="Noto Sans CJK SC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font-name-asian="Liberation Sans" style:font-name-complex="Liberation Sans"/>
    </style:style>
    <style:style style:name="T8" style:family="text">
      <style:text-properties style:font-name="Liberation Sans" fo:font-size="22pt" style:font-name-asian="Liberation Sans" style:font-name-complex="Liberation Sans"/>
    </style:style>
    <style:style style:name="T9" style:family="text">
      <style:text-properties style:text-position="-33% 58%" style:font-name="Liberation Sans" style:font-name-asian="Liberation Sans" style:font-name-complex="Liberation Sans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cm" svg:height="3.7cm" svg:x="1.3cm" svg:y="1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cm" svg:height="7.2cm" svg:x="1.3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2cm" svg:height="5.5cm" svg:x="3.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8.2cm" svg:height="6.8cm" svg:x="1.3cm" svg:y="1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9cm" svg:height="17.7cm" svg:x="16.6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.5cm" svg:y="8.8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1.2cm" svg:height="1.517cm" svg:x="1.9cm" svg:y="9.1cm">
          <draw:text-box>
            <text:p><text:span text:style-name="T1">E</text:span></text:p>
          </draw:text-box>
        </draw:frame>
        <draw:custom-shape draw:style-name="gr6" draw:text-style-name="P6" draw:layer="layout" svg:width="1.9cm" svg:height="2cm" svg:x="6.2cm" svg:y="8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2cm" svg:height="1.786cm" svg:x="6.6cm" svg:y="9cm">
          <draw:text-box>
            <text:p><text:span text:style-name="T1">I</text:span><text:span text:style-name="T2">a</text:span></text:p>
          </draw:text-box>
        </draw:frame>
        <draw:custom-shape draw:style-name="gr6" draw:text-style-name="P6" draw:layer="layout" svg:width="1.9cm" svg:height="2cm" svg:x="4.7cm" svg:y="11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2cm" svg:height="1.786cm" svg:x="5.1cm" svg:y="12cm">
          <draw:text-box>
            <text:p><text:span text:style-name="T1">I</text:span><text:span text:style-name="T2">p</text:span></text:p>
          </draw:text-box>
        </draw:frame>
        <draw:custom-shape draw:style-name="gr9" draw:text-style-name="P6" draw:layer="layout" svg:width="1.875cm" svg:height="2cm" svg:x="7.825cm" svg:y="11.85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2cm" svg:height="1.786cm" svg:x="8.225cm" svg:y="12.052cm">
          <draw:text-box>
            <text:p><text:span text:style-name="T1">I</text:span><text:span text:style-name="T2">s</text:span></text:p>
          </draw:text-box>
        </draw:frame>
        <draw:frame draw:style-name="gr8" draw:text-style-name="P7" draw:layer="layout" svg:width="1.5cm" svg:height="1.786cm" svg:x="11.6cm" svg:y="9cm">
          <draw:text-box>
            <text:p><text:span text:style-name="T1">J</text:span><text:span text:style-name="T2">a</text:span></text:p>
          </draw:text-box>
        </draw:frame>
        <draw:custom-shape draw:style-name="gr6" draw:text-style-name="P6" draw:layer="layout" svg:width="1.9cm" svg:height="2cm" svg:x="11.5cm" svg:y="8.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5cm" svg:height="1.786cm" svg:x="11.7cm" svg:y="12cm">
          <draw:text-box>
            <text:p><text:span text:style-name="T1">J</text:span><text:span text:style-name="T2">s</text:span></text:p>
          </draw:text-box>
        </draw:frame>
        <draw:custom-shape draw:style-name="gr6" draw:text-style-name="P6" draw:layer="layout" svg:width="1.9cm" svg:height="2cm" svg:x="11.5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1.5cm" svg:height="1.6cm" svg:x="14.7cm" svg:y="9cm">
          <draw:text-box>
            <text:p><text:span text:style-name="T1">R</text:span></text:p>
          </draw:text-box>
        </draw:frame>
        <draw:custom-shape draw:style-name="gr6" draw:text-style-name="P6" draw:layer="layout" svg:width="1.9cm" svg:height="2cm" svg:x="14.5cm" svg:y="8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6.2cm" svg:y="4.9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1.8cm" svg:height="1.8cm" svg:x="6.4cm" svg:y="5.1cm">
          <draw:text-box>
            <text:p><text:span text:style-name="T1">I</text:span><text:span text:style-name="T2">a</text:span><text:span text:style-name="T3">δ</text:span></text:p>
          </draw:text-box>
        </draw:frame>
        <draw:custom-shape draw:style-name="gr6" draw:text-style-name="P6" draw:layer="layout" svg:width="1.9cm" svg:height="2cm" svg:x="10.6cm" svg:y="4.9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.9cm" svg:height="2.1cm" svg:x="10.7cm" svg:y="5.1cm">
          <draw:text-box>
            <text:p text:style-name="P8"><text:span text:style-name="T4">J</text:span><text:span text:style-name="T5">a</text:span><text:span text:style-name="T3">δ</text:span></text:p>
          </draw:text-box>
        </draw:frame>
        <draw:custom-shape draw:style-name="gr6" draw:text-style-name="P6" draw:layer="layout" svg:width="1.9cm" svg:height="2cm" svg:x="10.6cm" svg:y="4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4.4cm" svg:y="4.9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8cm" svg:height="1.786cm" svg:x="14.6cm" svg:y="5.1cm">
          <draw:text-box>
            <text:p text:style-name="P8"><text:span text:style-name="T4">R</text:span><text:span text:style-name="T3">δ</text:span></text:p>
          </draw:text-box>
        </draw:frame>
        <draw:custom-shape draw:style-name="gr6" draw:text-style-name="P6" draw:layer="layout" svg:width="1.9cm" svg:height="2cm" svg:x="5.5cm" svg:y="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6cm" svg:height="1.786cm" svg:x="5.7cm" svg:y="2.414cm">
          <draw:text-box>
            <text:p text:style-name="P8"><text:span text:style-name="T4">I</text:span><text:span text:style-name="T5">p</text:span><text:span text:style-name="T3">δ</text:span></text:p>
          </draw:text-box>
        </draw:frame>
        <draw:custom-shape draw:style-name="gr6" draw:text-style-name="P6" draw:layer="layout" svg:width="1.9cm" svg:height="2cm" svg:x="8.6cm" svg:y="2.2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575cm" svg:height="1.9cm" svg:x="9cm" svg:y="2.452cm">
          <draw:text-box>
            <text:p text:style-name="P8"><text:span text:style-name="T4">I</text:span><text:span text:style-name="T5">s</text:span><text:span text:style-name="T3">δ</text:span></text:p>
          </draw:text-box>
        </draw:frame>
        <draw:custom-shape draw:style-name="gr6" draw:text-style-name="P6" draw:layer="layout" svg:width="1.9cm" svg:height="2cm" svg:x="12.7cm" svg:y="2.2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2cm" svg:height="1.786cm" svg:x="12.7cm" svg:y="2.366cm">
          <draw:text-box>
            <text:p text:style-name="P8"><text:span text:style-name="T4">J</text:span><text:span text:style-name="T5">s</text:span><text:span text:style-name="T3">δ</text:span></text:p>
          </draw:text-box>
        </draw:frame>
        <draw:frame draw:style-name="gr16" draw:text-style-name="P9" draw:layer="layout" svg:width="1.8cm" svg:height="1.786cm" svg:x="17.1cm" svg:y="2.5cm">
          <draw:text-box>
            <text:p text:style-name="P8"><text:span text:style-name="T4">D</text:span><text:span text:style-name="T3">δ</text:span></text:p>
          </draw:text-box>
        </draw:frame>
        <draw:custom-shape draw:style-name="gr6" draw:text-style-name="P6" draw:layer="layout" svg:width="1.9cm" svg:height="2cm" svg:x="17cm" svg:y="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4.5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9" draw:layer="layout" svg:width="1.7cm" svg:height="1.786cm" svg:x="14.6cm" svg:y="16.8cm">
          <draw:text-box>
            <text:p text:style-name="P8"><text:span text:style-name="T4">R</text:span><text:span text:style-name="T3">d</text:span></text:p>
          </draw:text-box>
        </draw:frame>
        <draw:custom-shape draw:style-name="gr6" draw:text-style-name="P6" draw:layer="layout" svg:width="1.9cm" svg:height="2cm" svg:x="7.7cm" svg:y="15.9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.575cm" svg:height="1.9cm" svg:x="8.1cm" svg:y="16.1cm">
          <draw:text-box>
            <text:p text:style-name="P8"><text:span text:style-name="T4">I</text:span><text:span text:style-name="T5">s</text:span><text:span text:style-name="T6">d</text:span></text:p>
          </draw:text-box>
        </draw:frame>
        <draw:custom-shape draw:style-name="gr6" draw:text-style-name="P6" draw:layer="layout" svg:width="1.9cm" svg:height="2cm" svg:x="11.6cm" svg:y="15.9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2cm" svg:height="1.786cm" svg:x="11.518cm" svg:y="16.014cm">
          <draw:text-box>
            <text:p text:style-name="P8"><text:span text:style-name="T4">J</text:span><text:span text:style-name="T5">s</text:span><text:span text:style-name="T6">d</text:span></text:p>
          </draw:text-box>
        </draw:frame>
        <draw:custom-shape draw:style-name="gr6" draw:text-style-name="P6" draw:layer="layout" svg:width="1.9cm" svg:height="2cm" svg:x="17cm" svg:y="15.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.8cm" svg:height="1.786cm" svg:x="17.3cm" svg:y="16.014cm">
          <draw:text-box>
            <text:p text:style-name="P8"><text:span text:style-name="T4">D</text:span><text:span text:style-name="T6">d</text:span></text:p>
          </draw:text-box>
        </draw:frame>
        <draw:custom-shape draw:style-name="gr6" draw:text-style-name="P6" draw:layer="layout" svg:width="1.9cm" svg:height="2cm" svg:x="17cm" svg:y="15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2cm" svg:x="1.6cm" svg:y="2.2cm">
          <text:p/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1.8cm" svg:height="3.052cm" svg:x="1.8cm" svg:y="2.348cm">
          <draw:text-box>
            <text:p text:style-name="P8"><text:span text:style-name="T4">E</text:span><text:span text:style-name="T3">δ</text:span></text:p>
          </draw:text-box>
        </draw:frame>
        <draw:line draw:style-name="gr22" draw:text-style-name="P10" draw:layer="layout" svg:x1="3.4cm" svg:y1="9.8cm" svg:x2="6.2cm" svg:y2="9.8cm">
          <text:p/>
        </draw:line>
        <draw:line draw:style-name="gr22" draw:text-style-name="P10" draw:layer="layout" svg:x1="8.1cm" svg:y1="9.8cm" svg:x2="11.5cm" svg:y2="9.8cm">
          <text:p/>
        </draw:line>
        <draw:line draw:style-name="gr22" draw:text-style-name="P10" draw:layer="layout" svg:x1="13.4cm" svg:y1="9.8cm" svg:x2="14.5cm" svg:y2="9.8cm">
          <text:p/>
        </draw:line>
        <draw:line draw:style-name="gr22" draw:text-style-name="P10" draw:layer="layout" svg:x1="6.6cm" svg:y1="12.9cm" svg:x2="7.8cm" svg:y2="12.9cm">
          <text:p/>
        </draw:line>
        <draw:line draw:style-name="gr22" draw:text-style-name="P10" draw:layer="layout" svg:x1="9.7cm" svg:y1="12.9cm" svg:x2="11.5cm" svg:y2="12.9cm">
          <text:p/>
        </draw:line>
        <draw:line draw:style-name="gr22" draw:text-style-name="P10" draw:layer="layout" svg:x1="2.5cm" svg:y1="10.8cm" svg:x2="4.7cm" svg:y2="12.9cm">
          <text:p/>
        </draw:line>
        <draw:line draw:style-name="gr22" draw:text-style-name="P10" draw:layer="layout" svg:x1="13.4cm" svg:y1="13.2cm" svg:x2="17.9cm" svg:y2="15.8cm">
          <text:p/>
        </draw:line>
        <draw:line draw:style-name="gr22" draw:text-style-name="P10" draw:layer="layout" svg:x1="13.4cm" svg:y1="12.3cm" svg:x2="15.4cm" svg:y2="10.8cm">
          <text:p/>
        </draw:line>
        <draw:line draw:style-name="gr22" draw:text-style-name="P10" draw:layer="layout" svg:x1="3.5cm" svg:y1="3.2cm" svg:x2="5.5cm" svg:y2="3.2cm">
          <text:p/>
        </draw:line>
        <draw:line draw:style-name="gr22" draw:text-style-name="P10" draw:layer="layout" svg:x1="14.5cm" svg:y1="3.2cm" svg:x2="17cm" svg:y2="3.2cm">
          <text:p/>
        </draw:line>
        <draw:line draw:style-name="gr22" draw:text-style-name="P10" draw:layer="layout" svg:x1="8.6cm" svg:y1="13.9cm" svg:x2="8.6cm" svg:y2="15.9cm">
          <text:p/>
        </draw:line>
        <draw:frame draw:style-name="gr23" draw:text-style-name="P11" draw:layer="layout" svg:width="1.4cm" svg:height="1.173cm" svg:x="4cm" svg:y="8.827cm">
          <draw:text-box>
            <text:p><text:span text:style-name="T7">ασ</text:span></text:p>
          </draw:text-box>
        </draw:frame>
        <draw:frame draw:style-name="gr23" draw:text-style-name="P11" draw:layer="layout" svg:width="2.6cm" svg:height="1.173cm" svg:x="1.6cm" svg:y="11.827cm">
          <draw:text-box>
            <text:p><text:span text:style-name="T7">(1-</text:span><text:span text:style-name="T7">α)σ</text:span></text:p>
          </draw:text-box>
        </draw:frame>
        <draw:frame draw:style-name="gr24" draw:text-style-name="P11" draw:layer="layout" svg:width="0.875cm" svg:height="1.119cm" svg:x="6.7cm" svg:y="11.681cm">
          <draw:text-box>
            <text:p><text:span text:style-name="T8">ς</text:span></text:p>
          </draw:text-box>
        </draw:frame>
        <draw:frame draw:style-name="gr23" draw:text-style-name="P11" draw:layer="layout" svg:width="1.101cm" svg:height="1.173cm" svg:x="9.999cm" svg:y="8.8cm">
          <draw:text-box>
            <text:p><text:span text:style-name="T7">δ</text:span><text:span text:style-name="T9">a</text:span></text:p>
          </draw:text-box>
        </draw:frame>
        <draw:frame draw:style-name="gr25" draw:text-style-name="P11" draw:layer="layout" svg:width="1.3cm" svg:height="1.114cm" svg:x="10cm" svg:y="11.886cm">
          <draw:text-box>
            <text:p><text:span text:style-name="T7">δ</text:span><text:span text:style-name="T9">s</text:span></text:p>
          </draw:text-box>
        </draw:frame>
        <draw:frame draw:style-name="gr26" draw:text-style-name="P11" draw:layer="layout" svg:width="0.947cm" svg:height="1.119cm" svg:x="14.5cm" svg:y="12.9cm">
          <draw:text-box>
            <text:p><text:span text:style-name="T8">μ</text:span></text:p>
          </draw:text-box>
        </draw:frame>
        <draw:frame draw:style-name="gr25" draw:text-style-name="P11" draw:layer="layout" svg:width="1.4cm" svg:height="1.114cm" svg:x="13.4cm" svg:y="8.614cm">
          <draw:text-box>
            <text:p><text:span text:style-name="T7">ι</text:span><text:span text:style-name="T9">a</text:span></text:p>
          </draw:text-box>
        </draw:frame>
        <draw:frame draw:style-name="gr27" draw:text-style-name="P11" draw:layer="layout" svg:width="1.4cm" svg:height="1.273cm" svg:x="14.4cm" svg:y="11.427cm">
          <draw:text-box>
            <text:p><text:span text:style-name="T7">ι</text:span><text:span text:style-name="T9">s</text:span></text:p>
          </draw:text-box>
        </draw:frame>
        <draw:line draw:style-name="gr22" draw:text-style-name="P10" draw:layer="layout" svg:x1="7.1cm" svg:y1="8.8cm" svg:x2="7.1cm" svg:y2="6.9cm">
          <text:p/>
        </draw:line>
        <draw:frame draw:style-name="gr27" draw:text-style-name="P11" draw:layer="layout" svg:width="1.4cm" svg:height="1.273cm" svg:x="7.1cm" svg:y="7.1cm">
          <draw:text-box>
            <text:p><text:span text:style-name="T7">θ</text:span><text:span text:style-name="T9">t</text:span></text:p>
          </draw:text-box>
        </draw:frame>
        <draw:line draw:style-name="gr22" draw:text-style-name="P10" draw:layer="layout" svg:x1="5.9cm" svg:y1="11.8cm" svg:x2="5.9cm" svg:y2="4.2cm">
          <text:p/>
        </draw:line>
        <draw:frame draw:style-name="gr27" draw:text-style-name="P11" draw:layer="layout" svg:width="1.4cm" svg:height="1.273cm" svg:x="5.8cm" svg:y="7.127cm">
          <draw:text-box>
            <text:p><text:span text:style-name="T7">θ</text:span><text:span text:style-name="T9">t</text:span></text:p>
          </draw:text-box>
        </draw:frame>
        <draw:line draw:style-name="gr22" draw:text-style-name="P10" draw:layer="layout" svg:x1="2.5cm" svg:y1="8.8cm" svg:x2="2.5cm" svg:y2="4.2cm">
          <text:p/>
        </draw:line>
        <draw:frame draw:style-name="gr28" draw:text-style-name="P11" draw:layer="layout" svg:width="1cm" svg:height="1.2cm" svg:x="1.6cm" svg:y="5.6cm">
          <draw:text-box>
            <text:p><text:span text:style-name="T7">θ</text:span><text:span text:style-name="T9">t</text:span></text:p>
          </draw:text-box>
        </draw:frame>
        <draw:line draw:style-name="gr22" draw:text-style-name="P10" draw:layer="layout" svg:x1="3.5cm" svg:y1="4.2cm" svg:x2="6.2cm" svg:y2="5.9cm">
          <text:p/>
        </draw:line>
        <draw:frame draw:style-name="gr23" draw:text-style-name="P11" draw:layer="layout" svg:width="1.4cm" svg:height="1.173cm" svg:x="4cm" svg:y="5.127cm">
          <draw:text-box>
            <text:p><text:span text:style-name="T7">ασ</text:span></text:p>
          </draw:text-box>
        </draw:frame>
        <draw:frame draw:style-name="gr29" draw:text-style-name="P11" draw:layer="layout" svg:width="2.6cm" svg:height="0.973cm" svg:x="3.4cm" svg:y="2.127cm">
          <draw:text-box>
            <text:p><text:span text:style-name="T7">(1-</text:span><text:span text:style-name="T7">α)σ</text:span></text:p>
          </draw:text-box>
        </draw:frame>
        <draw:line draw:style-name="gr22" draw:text-style-name="P10" draw:layer="layout" svg:x1="7.4cm" svg:y1="3.2cm" svg:x2="8.6cm" svg:y2="3.2cm">
          <text:p/>
        </draw:line>
        <draw:line draw:style-name="gr22" draw:text-style-name="P10" draw:layer="layout" svg:x1="13.7cm" svg:y1="4.2cm" svg:x2="15.2cm" svg:y2="4.9cm">
          <text:p/>
        </draw:line>
        <draw:frame draw:style-name="gr24" draw:text-style-name="P11" draw:layer="layout" svg:width="0.875cm" svg:height="1.119cm" svg:x="7.325cm" svg:y="1.981cm">
          <draw:text-box>
            <text:p><text:span text:style-name="T8">ς</text:span></text:p>
          </draw:text-box>
        </draw:frame>
        <draw:line draw:style-name="gr22" draw:text-style-name="P10" draw:layer="layout" svg:x1="10.5cm" svg:y1="3.2cm" svg:x2="12.7cm" svg:y2="3.2cm">
          <text:p/>
        </draw:line>
        <draw:frame draw:style-name="gr25" draw:text-style-name="P11" draw:layer="layout" svg:width="1.3cm" svg:height="1.114cm" svg:x="11.1cm" svg:y="2.186cm">
          <draw:text-box>
            <text:p><text:span text:style-name="T7">δ</text:span><text:span text:style-name="T9">s</text:span></text:p>
          </draw:text-box>
        </draw:frame>
        <draw:frame draw:style-name="gr27" draw:text-style-name="P11" draw:layer="layout" svg:width="1.4cm" svg:height="1.273cm" svg:x="15.1cm" svg:y="3.927cm">
          <draw:text-box>
            <text:p><text:span text:style-name="T7">ι</text:span><text:span text:style-name="T9">s</text:span></text:p>
          </draw:text-box>
        </draw:frame>
        <draw:line draw:style-name="gr22" draw:text-style-name="P10" draw:layer="layout" svg:x1="8.1cm" svg:y1="5.9cm" svg:x2="10.6cm" svg:y2="5.9cm">
          <text:p/>
        </draw:line>
        <draw:frame draw:style-name="gr23" draw:text-style-name="P11" draw:layer="layout" svg:width="1.101cm" svg:height="1.173cm" svg:x="8.799cm" svg:y="4.8cm">
          <draw:text-box>
            <text:p><text:span text:style-name="T7">δ</text:span><text:span text:style-name="T9">a</text:span></text:p>
          </draw:text-box>
        </draw:frame>
        <draw:line draw:style-name="gr22" draw:text-style-name="P10" draw:layer="layout" svg:x1="12.5cm" svg:y1="5.9cm" svg:x2="14.4cm" svg:y2="5.9cm">
          <text:p/>
        </draw:line>
        <draw:frame draw:style-name="gr27" draw:text-style-name="P11" draw:layer="layout" svg:width="1.3cm" svg:height="1.273cm" svg:x="13.2cm" svg:y="4.727cm">
          <draw:text-box>
            <text:p><text:span text:style-name="T7">ι</text:span><text:span text:style-name="T9">a</text:span></text:p>
          </draw:text-box>
        </draw:frame>
        <draw:frame draw:style-name="gr26" draw:text-style-name="P11" draw:layer="layout" svg:width="0.947cm" svg:height="1.119cm" svg:x="15cm" svg:y="2.1cm">
          <draw:text-box>
            <text:p><text:span text:style-name="T8">μ</text:span></text:p>
          </draw:text-box>
        </draw:frame>
        <draw:line draw:style-name="gr22" draw:text-style-name="P10" draw:layer="layout" svg:x1="13.5cm" svg:y1="16.4cm" svg:x2="17cm" svg:y2="16.4cm">
          <text:p/>
        </draw:line>
        <draw:frame draw:style-name="gr26" draw:text-style-name="P11" draw:layer="layout" svg:width="0.947cm" svg:height="1.119cm" svg:x="14.6cm" svg:y="15.3cm">
          <draw:text-box>
            <text:p><text:span text:style-name="T8">μ</text:span></text:p>
          </draw:text-box>
        </draw:frame>
        <draw:line draw:style-name="gr22" draw:text-style-name="P10" draw:layer="layout" svg:x1="9.6cm" svg:y1="16.8cm" svg:x2="11.6cm" svg:y2="16.8cm">
          <text:p/>
        </draw:line>
        <draw:frame draw:style-name="gr25" draw:text-style-name="P11" draw:layer="layout" svg:width="1.3cm" svg:height="1.114cm" svg:x="10.1cm" svg:y="15.7cm">
          <draw:text-box>
            <text:p><text:span text:style-name="T7">δ</text:span><text:span text:style-name="T9">s</text:span></text:p>
          </draw:text-box>
        </draw:frame>
        <draw:line draw:style-name="gr22" draw:text-style-name="P10" draw:layer="layout" svg:x1="13.5cm" svg:y1="17.5cm" svg:x2="14.5cm" svg:y2="17.5cm">
          <text:p/>
        </draw:line>
        <draw:frame draw:style-name="gr27" draw:text-style-name="P11" draw:layer="layout" svg:width="1.4cm" svg:height="1.273cm" svg:x="13.5cm" svg:y="16.5cm">
          <draw:text-box>
            <text:p><text:span text:style-name="T7">ι</text:span><text:span text:style-name="T9">s</text:span></text:p>
          </draw:text-box>
        </draw:frame>
        <draw:frame draw:style-name="gr25" draw:text-style-name="P11" draw:layer="layout" svg:width="2.4cm" svg:height="1.114cm" svg:x="8.6cm" svg:y="14.227cm">
          <draw:text-box>
            <text:p><text:span text:style-name="T10">η</text:span><text:span text:style-name="T9">t</text:span><text:span text:style-name="T7">+</text:span><text:span text:style-name="T7">θ</text:span><text:span text:style-name="T9">t</text:span></text:p>
          </draw:text-box>
        </draw:frame>
        <draw:custom-shape draw:style-name="gr30" draw:text-style-name="P12" draw:layer="layout" svg:width="0.7cm" svg:height="0.6cm" svg:x="1.4cm" svg:y="19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3" draw:layer="layout" svg:width="0.7cm" svg:height="0.6cm" svg:x="11cm" svg:y="19.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0.7cm" svg:height="0.6cm" svg:x="11cm" svg:y="20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0.7cm" svg:height="0.6cm" svg:x="1.4cm" svg:y="20.53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7cm" svg:height="0.6cm" svg:x="1.4cm" svg:y="21.439cm">
          <text:p/>
          <draw:enhanced-geometry svg:viewBox="0 0 21600 21600" draw:type="rectangle" draw:enhanced-path="M 0 0 L 21600 0 21600 21600 0 21600 0 0 Z N"/>
        </draw:custom-shape>
        <draw:frame draw:style-name="gr34" draw:text-style-name="P15" draw:layer="layout" svg:width="11.2cm" svg:height="0.839cm" svg:x="2.7cm" svg:y="19.5cm">
          <draw:text-box>
            <text:p><text:span text:style-name="T11">Dete</text:span><text:span text:style-name="T11">cted </text:span><text:span text:style-name="T11">when </text:span><text:span text:style-name="T11">asym</text:span><text:span text:style-name="T11">ptom</text:span><text:span text:style-name="T11">atic</text:span></text:p>
          </draw:text-box>
        </draw:frame>
        <draw:frame draw:style-name="gr34" draw:text-style-name="P15" draw:layer="layout" svg:width="11.2cm" svg:height="0.839cm" svg:x="12.097cm" svg:y="19.564cm">
          <draw:text-box>
            <text:p><text:span text:style-name="T11">Sub</text:span><text:span text:style-name="T11">epid</text:span><text:span text:style-name="T11">emi</text:span><text:span text:style-name="T11">c </text:span><text:span text:style-name="T11">sub</text:span><text:span text:style-name="T11">set</text:span></text:p>
          </draw:text-box>
        </draw:frame>
        <draw:frame draw:style-name="gr34" draw:text-style-name="P15" draw:layer="layout" svg:width="11.2cm" svg:height="0.839cm" svg:x="12.097cm" svg:y="20.525cm">
          <draw:text-box>
            <text:p><text:span text:style-name="T11">Inf</text:span><text:span text:style-name="T11">ec</text:span><text:span text:style-name="T11">tio</text:span><text:span text:style-name="T11">us </text:span><text:span text:style-name="T11">su</text:span><text:span text:style-name="T11">bs</text:span><text:span text:style-name="T11">et</text:span></text:p>
          </draw:text-box>
        </draw:frame>
        <draw:frame draw:style-name="gr34" draw:text-style-name="P15" draw:layer="layout" svg:width="11.2cm" svg:height="0.839cm" svg:x="2.7cm" svg:y="20.5cm">
          <draw:text-box>
            <text:p><text:span text:style-name="T11">Dete</text:span><text:span text:style-name="T11">cted </text:span><text:span text:style-name="T11">when </text:span><text:span text:style-name="T11">symp</text:span><text:span text:style-name="T11">tomat</text:span><text:span text:style-name="T11">ic</text:span></text:p>
          </draw:text-box>
        </draw:frame>
        <draw:frame draw:style-name="gr34" draw:text-style-name="P15" draw:layer="layout" svg:width="11.2cm" svg:height="0.839cm" svg:x="2.7cm" svg:y="21.439cm">
          <draw:text-box>
            <text:p><text:span text:style-name="T11">De</text:span><text:span text:style-name="T11">a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41ad0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2cm" svg:stroke-color="#000000" draw:marker-start-width="0.23cm" draw:marker-end="Arrow" draw:marker-end-width="0.15cm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46:59.775864454</meta:creation-date>
    <dc:date>2020-11-14T21:57:44.837015994</dc:date>
    <meta:editing-duration>PT9H4M6S</meta:editing-duration>
    <meta:editing-cycles>22</meta:editing-cycles>
    <meta:generator>LibreOffice/6.4.6.2$Linux_X86_64 LibreOffice_project/40$Build-2</meta:generator>
    <meta:print-date>2020-10-07T09:05:11.568000000</meta:print-date>
    <meta:document-statistic meta:object-count="101"/>
  </office:meta>
</office:document-meta>
</file>